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1.25pt"/>
    </style:style>
    <style:style style:name="P2" style:family="paragraph" style:parent-style-name="Standard">
      <style:text-properties style:font-name="serif" fo:font-size="11.25pt" officeooo:paragraph-rsid="0018cd00"/>
    </style:style>
    <style:style style:name="P3" style:family="paragraph" style:parent-style-name="Standard">
      <style:text-properties style:font-name="serif" fo:font-size="15pt"/>
    </style:style>
    <style:style style:name="P4" style:family="paragraph" style:parent-style-name="Standard">
      <style:text-properties style:font-name="serif" fo:font-size="15pt" officeooo:paragraph-rsid="0018cd00"/>
    </style:style>
    <style:style style:name="P5" style:family="paragraph" style:parent-style-name="Standard">
      <style:text-properties style:font-name="serif" fo:font-size="15pt" fo:font-weight="bold" style:font-weight-asian="bold" style:font-weight-complex="bold"/>
    </style:style>
    <style:style style:name="P6" style:family="paragraph" style:parent-style-name="Standard">
      <style:text-properties style:font-name="serif" fo:font-size="15pt" fo:font-weight="bold" officeooo:paragraph-rsid="0018cd00" style:font-weight-asian="bold" style:font-weight-complex="bold"/>
    </style:style>
    <style:style style:name="P7" style:family="paragraph" style:parent-style-name="Standard">
      <style:text-properties style:font-name="serif" fo:font-size="11.25pt"/>
    </style:style>
    <style:style style:name="P8" style:family="paragraph" style:parent-style-name="Standard">
      <style:text-properties style:font-name="serif" fo:font-size="11.25pt" officeooo:paragraph-rsid="0018cd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stión de Procesos </text:p>
      <text:p text:style-name="P1"/>
      <text:p text:style-name="P1">1. ¿Qué es un proceso? ¿Y un servicio?</text:p>
      <text:p text:style-name="P1"/>
      <text:p text:style-name="P1"/>
      <text:p text:style-name="P1"/>
      <text:p text:style-name="P1">2. ¿Qué es el BCP? ¿Qué datos contiene?</text:p>
      <text:p text:style-name="P1"/>
      <text:p text:style-name="P1"/>
      <text:p text:style-name="P1"/>
      <text:p text:style-name="P1">3. ¿Qué es el scheduler? ¿Y el dispatcher?</text:p>
      <text:p text:style-name="P1"/>
      <text:p text:style-name="P1"/>
      <text:p text:style-name="P1"/>
      <text:p text:style-name="P1">4. ¿A qué se llama cambio de contexto en planificación de procesos?</text:p>
      <text:p text:style-name="P1"/>
      <text:p text:style-name="P1"/>
      <text:p text:style-name="P1"/>
      <text:p text:style-name="P1">5. ¿Puede un proceso pasar de bloqueado a ejecución?</text:p>
      <text:p text:style-name="P1"/>
      <text:p text:style-name="P1"/>
      <text:p text:style-name="P1"/>
      <text:p text:style-name="P1">6. ¿Qué implicación tiene que un algoritmo de planificación sea expulsivo?</text:p>
      <text:p text:style-name="P1"/>
      <text:p text:style-name="P1"/>
      <text:p text:style-name="P1"/>
      <text:p text:style-name="P1">7. ¿Qué significa que un proceso está bloqueado?</text:p>
      <text:p text:style-name="P1"/>
      <text:p text:style-name="P1"/>
      <text:p text:style-name="P1"/>
      <text:p text:style-name="P3"/>
      <text:p text:style-name="P5">Gestión de Memoria </text:p>
      <text:p text:style-name="P1"/>
      <text:p text:style-name="P1">8. ¿Es posible que dos procesos compartan una zona de memoria?</text:p>
      <text:p text:style-name="P1"/>
      <text:p text:style-name="P1"/>
      <text:p text:style-name="P1"/>
      <text:p text:style-name="P1">9. ¿Qué es la fragmentación externa? ¿Y la interna?</text:p>
      <text:p text:style-name="P1"/>
      <text:p text:style-name="P1"/>
      <text:p text:style-name="P1"/>
      <text:p text:style-name="P1">10. ¿A qué se le llama en Paginación fallo de página?</text:p>
      <text:p text:style-name="P1"/>
      <text:p text:style-name="P1"/>
      <text:p text:style-name="P1"/>
      <text:p text:style-name="P2">11. ¿Qué es la memoria virtual?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6"><text:soft-page-break/>Gestión de archivos </text:p>
      <text:p text:style-name="P1"/>
      <text:p text:style-name="P1">12. ¿Qué es un sector?</text:p>
      <text:p text:style-name="P1"/>
      <text:p text:style-name="P1"/>
      <text:p text:style-name="P1"/>
      <text:p text:style-name="P1">13. ¿Qué es un cluster?</text:p>
      <text:p text:style-name="P1"/>
      <text:p text:style-name="P1"/>
      <text:p text:style-name="P1"/>
      <text:p text:style-name="P1">14. ¿Es necesario particionar y formatear un disco para utilizarlo?</text:p>
      <text:p text:style-name="P1"/>
      <text:p text:style-name="P1"/>
      <text:p text:style-name="P1"/>
      <text:p text:style-name="P1">15. ¿Es obligatorio tener una partición primaria en un disco duro?</text:p>
      <text:p text:style-name="P1"/>
      <text:p text:style-name="P1"/>
      <text:p text:style-name="P1"/>
      <text:p text:style-name="P1">16. Ventajas de GPT sobre MBR.</text:p>
      <text:p text:style-name="P1"/>
      <text:p text:style-name="P1"/>
      <text:p text:style-name="P1"/>
      <text:p text:style-name="P1">17. ¿Qué es un volumen lógico (LVM)?</text:p>
      <text:p text:style-name="P1"/>
      <text:p text:style-name="P1"/>
      <text:p text:style-name="P1"/>
      <text:p text:style-name="P1">18. Indica la estructura de un sistema de archivos NTFS.</text:p>
      <text:p text:style-name="P1"/>
      <text:p text:style-name="P1"/>
      <text:p text:style-name="P1"/>
      <text:p text:style-name="P1">19. Características de EXT4.</text:p>
      <text:p text:style-name="P1"/>
      <text:p text:style-name="P1"/>
      <text:p text:style-name="P1"/>
      <text:p text:style-name="P3"/>
      <text:p text:style-name="P5">Gestión de E/S y de seguridad </text:p>
      <text:p text:style-name="P1"/>
      <text:p text:style-name="P1">20. Indica los tipos de seguridad que podemos implementar en un sistema y da algunos ejemplos de cada uno de ellos.</text:p>
      <text:p text:style-name="P1"/>
      <text:p text:style-name="P1"/>
      <text:p text:style-name="P1"/>
      <text:p text:style-name="P1">21. ¿Qué son las IRQ? ¿Qué periféricos las implementan?</text:p>
      <text:p text:style-name="P1"/>
      <text:p text:style-name="P1"/>
      <text:p text:style-name="P1"/>
      <text:p text:style-name="P1">22. ¿Qué es el DMA? ¿Qué dispositivos lo utilizan?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25T18:19:50.849681257</meta:creation-date>
    <dc:date>2019-11-25T18:27:25.157282898</dc:date>
    <dc:creator>I116-05 </dc:creator>
    <meta:editing-duration>PT6M2S</meta:editing-duration>
    <meta:editing-cycles>2</meta:editing-cycles>
    <meta:generator>LibreOffice/6.0.4.1$Linux_X86_64 LibreOffice_project/00m0$Build-1</meta:generator>
    <meta:document-statistic meta:table-count="0" meta:image-count="0" meta:object-count="0" meta:page-count="2" meta:paragraph-count="26" meta:word-count="213" meta:character-count="1194" meta:non-whitespace-character-count="1003"/>
  </office:meta>
</office:document-meta>
</file>